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3:12:50.40923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05T23:27:51.094108164</dc:date>
    <meta:editing-duration>P17DT22H28M23S</meta:editing-duration>
    <meta:editing-cycles>366</meta:editing-cycles>
    <meta:generator>LibreOffice/6.4.7.2$Linux_X86_64 LibreOffice_project/40$Build-2</meta:generator>
    <meta:document-statistic meta:table-count="2" meta:cell-count="223" meta:object-count="0"/>
  </office:meta>
</office:document-meta>
</file>